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48" style:family="table" style:master-page-name="Титул_20_русский">
      <style:table-properties style:width="130.99mm" style:rel-width="100%" style:page-number="auto" fo:break-before="auto" fo:break-after="auto" table:align="center" style:writing-mode="page"/>
    </style:style>
    <style:style style:name="Таблица48.A" style:family="table-column">
      <style:table-column-properties style:column-width="130.99mm" style:rel-column-width="7371*"/>
    </style:style>
    <style:style style:name="Таблица48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49" style:family="table" style:master-page-name="">
      <style:table-properties style:width="130.99mm" style:rel-width="100%" style:page-number="auto" fo:break-before="page" table:align="center" style:writing-mode="page"/>
    </style:style>
    <style:style style:name="Таблица49.A" style:family="table-column">
      <style:table-column-properties style:column-width="130.99mm" style:rel-column-width="7371*"/>
    </style:style>
    <style:style style:name="Таблица49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 style:master-page-name="">
      <style:table-properties style:width="130.99mm" style:rel-width="100%" style:page-number="auto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5.48mm" style:rel-column-width="3967*"/>
    </style:style>
    <style:style style:name="Таблица2.B" style:family="table-column">
      <style:table-column-properties style:column-width="65.51mm" style:rel-column-width="3970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6" style:family="table" style:master-page-name="">
      <style:table-properties style:width="130.99mm" style:rel-width="100%" style:page-number="auto" fo:break-before="auto" fo:break-after="auto" table:align="center" fo:keep-with-next="auto" style:may-break-between-rows="true" style:writing-mode="page" table:border-model="collapsing"/>
    </style:style>
    <style:style style:name="Таблица6.A" style:family="table-column">
      <style:table-column-properties style:column-width="65.48mm" style:rel-column-width="3967*"/>
    </style:style>
    <style:style style:name="Таблица6.B" style:family="table-column">
      <style:table-column-properties style:column-width="65.51mm" style:rel-column-width="3970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6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P2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829447" officeooo:paragraph-rsid="019ccd01" style:font-size-asian="9pt" style:font-size-complex="9pt"/>
    </style:style>
    <style:style style:name="P3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4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5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ccd01" officeooo:paragraph-rsid="01baa730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top="0mm" fo:margin-bottom="0mm" loext:contextual-spacing="false" fo:line-height="100%" fo:text-align="center" style:justify-single-word="false" style:writing-mode="page"/>
      <style:text-properties fo:font-size="9pt" officeooo:rsid="016baf6f" officeooo:paragraph-rsid="01925bed" style:font-size-asian="9pt" style:font-size-complex="9pt"/>
    </style:style>
    <style:style style:name="P7" style:family="paragraph" style:parent-style-name="Standard">
      <style:paragraph-properties fo:margin-top="0mm" fo:margin-bottom="0mm" loext:contextual-spacing="false" fo:line-height="100%" fo:text-align="center" style:justify-single-word="false" style:writing-mode="page"/>
      <style:text-properties fo:font-size="9pt" officeooo:rsid="016baf6f" officeooo:paragraph-rsid="019ccd01" style:font-size-asian="9pt" style:font-size-complex="9pt"/>
    </style:style>
    <style:style style:name="P8" style:family="paragraph" style:parent-style-name="Редколлегия">
      <style:paragraph-properties fo:margin-top="0mm" fo:margin-bottom="0mm" loext:contextual-spacing="false" fo:text-align="justify" style:justify-single-word="false"/>
      <style:text-properties officeooo:rsid="019ccd01" officeooo:paragraph-rsid="019ccd01" style:text-scale="98%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10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1" style:family="paragraph" style:parent-style-name="Footer">
      <style:text-properties fo:font-size="8pt" officeooo:rsid="00dbd734" officeooo:paragraph-rsid="01ab73a7" style:font-size-asian="8pt" style:font-size-complex="8pt"/>
    </style:style>
    <style:style style:name="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P18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0mm" style:auto-text-indent="false" fo:background-color="transparent" style:writing-mode="page"/>
      <style:text-properties style:font-name="Liberation Serif5" fo:font-size="10pt" officeooo:rsid="01afbe36" officeooo:paragraph-rsid="01afbe36" style:font-size-asian="10pt" style:font-size-complex="10pt" style:text-scale="96%"/>
    </style:style>
    <style:style style:name="P19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P20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P23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24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P25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P26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P27" style:family="paragraph" style:parent-style-name="Standard">
      <style:paragraph-properties fo:line-height="4.9mm" style:writing-mode="page">
        <style:tab-stops/>
      </style:paragraph-properties>
      <style:text-properties style:font-name="Liberation Serif" fo:font-size="12pt" fo:font-weight="bold" officeooo:rsid="018a1a2d" officeooo:paragraph-rsid="018a1a2d" style:font-size-asian="12pt" style:font-weight-asian="bold" style:font-name-complex="Liberation Serif" style:font-size-complex="12pt" style:font-weight-complex="bold"/>
    </style:style>
    <style:style style:name="P28" style:family="paragraph" style:parent-style-name="Standard">
      <style:paragraph-properties fo:line-height="4.9mm" style:writing-mode="page">
        <style:tab-stops/>
      </style:paragraph-properties>
      <style:text-properties style:font-name="Liberation Serif" fo:font-size="12pt" fo:language="en" fo:country="US" fo:font-weight="bold" officeooo:rsid="01ac1623" officeooo:paragraph-rsid="01ac1623" style:font-size-asian="12pt" style:font-weight-asian="bold" style:font-name-complex="Liberation Serif" style:font-size-complex="12pt" style:font-weight-complex="bold"/>
    </style:style>
    <style:style style:name="P29" style:family="paragraph" style:parent-style-name="Standard">
      <style:paragraph-properties fo:line-height="8.47mm"/>
      <style:text-properties fo:font-weight="bold" officeooo:paragraph-rsid="0058f8b8" style:font-weight-asian="bold" style:font-weight-complex="bold"/>
    </style:style>
    <style:style style:name="P30" style:family="paragraph" style:parent-style-name="Standard">
      <style:text-properties officeooo:rsid="0081bba0" officeooo:paragraph-rsid="0081bba0"/>
    </style:style>
    <style:style style:name="P31" style:family="paragraph" style:parent-style-name="Standard">
      <style:paragraph-properties fo:line-height="150%"/>
      <style:text-properties style:font-name="Liberation Serif5" fo:font-size="9pt" officeooo:paragraph-rsid="0058f8b8" style:font-size-asian="9pt" style:font-size-complex="9pt"/>
    </style:style>
    <style:style style:name="P32" style:family="paragraph" style:parent-style-name="Standard">
      <style:text-properties style:font-name="Liberation Serif5" fo:font-size="9pt" officeooo:paragraph-rsid="015db5f0" style:font-size-asian="9pt" style:font-size-complex="9pt"/>
    </style:style>
    <style:style style:name="P33" style:family="paragraph" style:parent-style-name="Standard">
      <style:paragraph-properties fo:line-height="100%"/>
      <style:text-properties style:font-name="Liberation Serif5" fo:font-size="9pt" fo:language="en" fo:country="US" officeooo:rsid="01ac1623" officeooo:paragraph-rsid="01ac1623" style:font-size-asian="9pt" style:font-size-complex="9pt"/>
    </style:style>
    <style:style style:name="P34" style:family="paragraph" style:parent-style-name="Standard">
      <style:paragraph-properties fo:line-height="3.88mm"/>
    </style:style>
    <style:style style:name="P35" style:family="paragraph" style:parent-style-name="Standard">
      <style:paragraph-properties fo:margin-top="2.12mm" fo:margin-bottom="0mm" loext:contextual-spacing="false" fo:line-height="3.88mm"/>
      <style:text-properties fo:font-size="8pt" fo:font-style="italic" officeooo:paragraph-rsid="0058f8b8" style:font-size-asian="8pt" style:font-style-asian="italic" style:font-name-complex="Liberation Serif"/>
    </style:style>
    <style:style style:name="P36" style:family="paragraph" style:parent-style-name="Standard">
      <style:paragraph-properties fo:margin-top="2.12mm" fo:margin-bottom="0mm" loext:contextual-spacing="false" fo:line-height="3.88mm"/>
      <style:text-properties fo:font-size="8pt" fo:font-style="italic" officeooo:paragraph-rsid="0058f8b8" style:font-size-asian="8pt" style:font-style-asian="italic" style:font-size-complex="8pt"/>
    </style:style>
    <style:style style:name="P37" style:family="paragraph" style:parent-style-name="Standard">
      <style:paragraph-properties fo:margin-top="2.12mm" fo:margin-bottom="0mm" loext:contextual-spacing="false" fo:line-height="3.88mm"/>
      <style:text-properties fo:font-size="8pt" officeooo:paragraph-rsid="0058f8b8" style:font-size-asian="8pt"/>
    </style:style>
    <style:style style:name="P38" style:family="paragraph" style:parent-style-name="Standard">
      <style:paragraph-properties fo:margin-top="2.12mm" fo:margin-bottom="0mm" loext:contextual-spacing="false" fo:line-height="3.88mm" style:writing-mode="page"/>
      <style:text-properties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39" style:family="paragraph" style:parent-style-name="Standard">
      <style:paragraph-properties fo:margin-top="2.12mm" fo:margin-bottom="0mm" loext:contextual-spacing="false" fo:line-height="3.88mm" style:writing-mode="page"/>
      <style:text-properties fo:font-size="9pt" fo:font-style="normal" officeooo:rsid="015c4aa2" officeooo:paragraph-rsid="01adf8c8" style:font-size-asian="9pt" style:font-style-asian="normal" style:font-size-complex="9pt" style:font-style-complex="normal"/>
    </style:style>
    <style:style style:name="P40" style:family="paragraph" style:parent-style-name="Contents_20_1">
      <style:paragraph-properties>
        <style:tab-stops/>
      </style:paragraph-properties>
    </style:style>
    <style:style style:name="P41" style:family="paragraph" style:parent-style-name="Contents_20_1">
      <style:paragraph-properties fo:break-before="page">
        <style:tab-stops/>
      </style:paragraph-properties>
      <style:text-properties officeooo:paragraph-rsid="019ccd01"/>
    </style:style>
    <style:style style:name="P42" style:family="paragraph" style:parent-style-name="Contents_20_1">
      <style:paragraph-properties fo:break-before="page">
        <style:tab-stops/>
      </style:paragraph-properties>
      <style:text-properties officeooo:paragraph-rsid="00f7d3b7"/>
    </style:style>
    <style:style style:name="P43" style:family="paragraph" style:parent-style-name="Contents_20_2">
      <style:paragraph-properties>
        <style:tab-stops>
          <style:tab-stop style:position="140m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top="0mm" fo:margin-bottom="2.12mm" loext:contextual-spacing="false" fo:line-height="3.88mm" fo:text-align="start" style:justify-single-word="false"/>
      <style:text-properties style:font-name="Liberation Serif5" fo:font-size="9pt" officeooo:paragraph-rsid="018a89c5" style:font-size-asian="9pt" style:font-size-complex="9pt"/>
    </style:style>
    <style:style style:name="P45" style:family="paragraph" style:parent-style-name="Standard">
      <style:paragraph-properties fo:margin-top="0mm" fo:margin-bottom="2.12mm" loext:contextual-spacing="false" fo:line-height="3.88mm"/>
      <style:text-properties style:font-name="Liberation Serif5" fo:font-size="9pt" fo:font-style="italic" officeooo:paragraph-rsid="0058f8b8" style:font-size-asian="9pt" style:font-style-asian="italic" style:font-name-complex="Liberation Serif" style:font-size-complex="9pt"/>
    </style:style>
    <style:style style:name="P46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fo:font-size="11pt" fo:font-weight="bold" officeooo:rsid="019ccd01" officeooo:paragraph-rsid="01baa730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fo:font-size="11pt" fo:font-weight="bold" officeooo:paragraph-rsid="01baa730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49" style:family="paragraph" style:parent-style-name="Информация_20_о_20_журнале">
      <style:paragraph-properties fo:line-height="3.88mm"/>
      <style:text-properties style:text-scale="99%"/>
    </style:style>
    <style:style style:name="P50" style:family="paragraph" style:parent-style-name="Информация_20_о_20_журнале">
      <style:paragraph-properties fo:line-height="3.88mm"/>
      <style:text-properties officeooo:paragraph-rsid="019ccd01" style:text-scale="99%"/>
    </style:style>
    <style:style style:name="P51" style:family="paragraph" style:parent-style-name="Информация_20_о_20_журнале">
      <style:paragraph-properties fo:line-height="3.88mm"/>
    </style:style>
    <style:style style:name="P52" style:family="paragraph" style:parent-style-name="Информация_20_о_20_журнале">
      <style:paragraph-properties fo:line-height="3.88mm"/>
      <style:text-properties officeooo:paragraph-rsid="019ccd01"/>
    </style:style>
    <style:style style:name="P53" style:family="paragraph" style:parent-style-name="Информация_20_о_20_журнале">
      <style:paragraph-properties fo:line-height="4.06mm"/>
    </style:style>
    <style:style style:name="P54" style:family="paragraph" style:parent-style-name="Информация_20_о_20_журнале">
      <style:paragraph-properties fo:line-height="4.06mm"/>
      <style:text-properties officeooo:paragraph-rsid="019ccd01"/>
    </style:style>
    <style:style style:name="P55" style:family="paragraph" style:parent-style-name="Редколлегия">
      <style:paragraph-properties fo:margin-top="0mm" fo:margin-bottom="2.5mm" loext:contextual-spacing="false" fo:text-align="center" style:justify-single-word="false"/>
      <style:text-properties officeooo:rsid="019ccd01" officeooo:paragraph-rsid="019ccd01" style:text-scale="98%"/>
    </style:style>
    <style:style style:name="P56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Liberation Serif5" fo:font-size="10pt" officeooo:rsid="01afbe36" officeooo:paragraph-rsid="01afbe36" style:font-size-asian="10pt" style:font-size-complex="10pt" style:text-scale="96%"/>
    </style:style>
    <style:style style:name="P57" style:family="paragraph" style:parent-style-name="Text_20_body" style:master-page-name="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style:page-number="auto" fo:background-color="transparent" style:writing-mode="page"/>
      <style:text-properties style:font-name="Liberation Serif5" fo:font-size="10pt" officeooo:rsid="01afbe36" officeooo:paragraph-rsid="01afbe36" style:font-size-asian="10pt" style:font-size-complex="10pt" style:text-scale="96%"/>
    </style:style>
    <style:style style:name="P58" style:family="paragraph" style:parent-style-name="Text_20_body">
      <loext:graphic-properties draw:fill="none" draw:fill-image-width="0mm" draw:fill-image-height="0mm"/>
      <style:paragraph-properties fo:margin-left="0mm" fo:margin-right="0mm" fo:margin-top="1.99mm" fo:margin-bottom="1.99mm" loext:contextual-spacing="false" fo:line-height="3.88mm" fo:text-indent="7mm" style:auto-text-indent="false" fo:background-color="transparent" style:writing-mode="page"/>
      <style:text-properties style:font-name="Liberation Serif5" fo:font-size="10pt" fo:font-weight="bold" officeooo:rsid="01afbe36" officeooo:paragraph-rsid="01afbe36" style:font-size-asian="10pt" style:font-weight-asian="bold" style:font-size-complex="10pt" style:font-weight-complex="bold" style:text-scale="96%"/>
    </style:style>
    <style:style style:name="P59" style:family="paragraph" style:parent-style-name="Standard">
      <loext:graphic-properties draw:fill-image-width="0mm" draw:fill-image-height="0mm"/>
      <style:paragraph-properties fo:margin-top="3.9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ccd01" officeooo:paragraph-rsid="01baa730" style:font-size-asian="24pt" style:font-weight-asian="bold" style:font-size-complex="24pt" style:font-weight-complex="bold"/>
    </style:style>
    <style:style style:name="P60" style:family="paragraph" style:parent-style-name="Standard">
      <style:paragraph-properties fo:margin-top="5.5mm" fo:margin-bottom="0mm" loext:contextual-spacing="false" fo:line-height="100%" fo:text-align="center" style:justify-single-word="false" style:writing-mode="page"/>
      <style:text-properties fo:font-size="9pt" fo:font-weight="bold" officeooo:rsid="016baf6f" officeooo:paragraph-rsid="01925bed" style:font-size-asian="9pt" style:font-weight-asian="bold" style:font-size-complex="9pt" style:font-weight-complex="bold"/>
    </style:style>
    <style:style style:name="P61" style:family="paragraph" style:parent-style-name="Standard">
      <style:paragraph-properties fo:margin-top="5.5mm" fo:margin-bottom="0mm" loext:contextual-spacing="false" fo:line-height="100%" fo:text-align="center" style:justify-single-word="false" style:writing-mode="page"/>
      <style:text-properties fo:font-size="9pt" fo:font-weight="bold" officeooo:rsid="016baf6f" officeooo:paragraph-rsid="019ccd01" style:font-size-asian="9pt" style:font-weight-asian="bold" style:font-size-complex="9pt" style:font-weight-complex="bold"/>
    </style:style>
    <style:style style:name="P62" style:family="paragraph" style:parent-style-name="Standard">
      <loext:graphic-properties draw:fill-image-width="0mm" draw:fill-image-height="0mm"/>
      <style:paragraph-properties fo:margin-top="2.5mm" fo:margin-bottom="2.59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30c4b5" officeooo:paragraph-rsid="01baa7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Standard">
      <loext:graphic-properties draw:fill-image-width="0mm" draw:fill-image-height="0mm"/>
      <style:paragraph-properties fo:margin-top="3mm" fo:margin-bottom="2.5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9ccd01" officeooo:paragraph-rsid="01baa7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Редколлегия" style:master-page-name="">
      <style:paragraph-properties fo:margin-top="0mm" fo:margin-bottom="4.5mm" loext:contextual-spacing="false" style:page-number="auto" fo:padding="0mm" fo:border-left="none" fo:border-right="none" fo:border-top="none" fo:border-bottom="0.06pt solid #000000"/>
      <style:text-properties officeooo:rsid="0194d101" officeooo:paragraph-rsid="01baa730" style:text-scale="96%"/>
    </style:style>
    <style:style style:name="P65" style:family="paragraph" style:parent-style-name="Standard">
      <style:paragraph-properties fo:line-height="3.88mm"/>
      <style:text-properties officeooo:paragraph-rsid="01c766c2"/>
    </style:style>
    <style:style style:name="P66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c72cfd" style:font-size-asian="24pt" style:font-weight-asian="bold" style:font-size-complex="24pt" style:font-weight-complex="bold"/>
    </style:style>
    <style:style style:name="P67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fo:font-size="10pt" officeooo:paragraph-rsid="0058f8b8" style:font-size-asian="10pt" style:font-size-complex="10pt"/>
    </style:style>
    <style:style style:name="P68" style:family="paragraph" style:parent-style-name="Standard">
      <loext:graphic-properties draw:fill-image-width="0mm" draw:fill-image-height="0mm"/>
      <style:paragraph-properties fo:margin-top="4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c72cfd" style:font-size-asian="24pt" style:font-weight-asian="bold" style:font-size-complex="24pt" style:font-weight-complex="bold"/>
    </style:style>
    <style:style style:name="P69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officeooo:paragraph-rsid="019ccd01"/>
    </style:style>
    <style:style style:name="P70" style:family="paragraph" style:parent-style-name="Standard">
      <style:paragraph-properties fo:margin-top="2.7mm" fo:margin-bottom="1.8mm" loext:contextual-spacing="false" fo:line-height="3.88mm" fo:text-align="center" style:justify-single-word="false" style:writing-mode="page"/>
      <style:text-properties officeooo:paragraph-rsid="01c7bd06"/>
    </style:style>
    <style:style style:name="P71" style:family="paragraph" style:parent-style-name="Text_20_body" style:master-page-name="Первая_20_страница_20_статьи">
      <style:paragraph-properties style:page-number="auto"/>
      <style:text-properties officeooo:paragraph-rsid="01be8bdd"/>
    </style:style>
    <style:style style:name="P72" style:family="paragraph" style:parent-style-name="Heading_20_2" style:master-page-name="Выпускная_20_страница">
      <style:paragraph-properties fo:margin-top="0mm" fo:margin-bottom="3mm" loext:contextual-spacing="false" style:page-number="auto" fo:break-before="page"/>
    </style:style>
    <style:style style:name="P73" style:family="paragraph" style:parent-style-name="Редколлегия">
      <style:text-properties officeooo:paragraph-rsid="01c7bd06"/>
    </style:style>
    <style:style style:name="P74" style:family="paragraph" style:parent-style-name="Редколлегия" style:master-page-name="">
      <style:paragraph-properties fo:margin-top="0mm" fo:margin-bottom="4.5mm" loext:contextual-spacing="false" style:page-number="auto" fo:padding="0mm" fo:border="none"/>
      <style:text-properties officeooo:rsid="0194d101" officeooo:paragraph-rsid="01c766c2" style:text-scale="96%"/>
    </style:style>
    <style:style style:name="P75" style:family="paragraph" style:parent-style-name="Редколлегия">
      <style:paragraph-properties fo:margin-top="0mm" fo:margin-bottom="11.5mm" loext:contextual-spacing="false"/>
    </style:style>
    <style:style style:name="P76" style:family="paragraph" style:parent-style-name="Редколлегия">
      <style:paragraph-properties fo:margin-top="0mm" fo:margin-bottom="11.5mm" loext:contextual-spacing="false"/>
      <style:text-properties officeooo:paragraph-rsid="01c7bd06"/>
    </style:style>
    <style:style style:name="P77" style:family="paragraph" style:parent-style-name="Информация_20_о_20_журнале">
      <style:text-properties officeooo:paragraph-rsid="01c7bd06"/>
    </style:style>
    <style:style style:name="P78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officeooo:paragraph-rsid="01c766c2" style:text-scale="96%"/>
    </style:style>
    <style:style style:name="P79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officeooo:paragraph-rsid="01c7bd06" style:text-scale="96%"/>
    </style:style>
    <style:style style:name="P80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officeooo:paragraph-rsid="01c766c2"/>
    </style:style>
    <style:style style:name="P81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officeooo:paragraph-rsid="01c7bd06"/>
    </style:style>
    <style:style style:name="P82" style:family="paragraph" style:parent-style-name="Информация_20_о_20_журнале">
      <loext:graphic-properties draw:fill="none"/>
      <style:paragraph-properties fo:margin-left="0mm" fo:margin-right="1.5mm" fo:margin-top="0mm" fo:margin-bottom="0mm" loext:contextual-spacing="false" fo:text-indent="0mm" style:auto-text-indent="false" fo:background-color="transparent" style:writing-mode="page"/>
      <style:text-properties officeooo:paragraph-rsid="01c766c2"/>
    </style:style>
    <style:style style:name="P83" style:family="paragraph" style:parent-style-name="Информация_20_о_20_журнале">
      <loext:graphic-properties draw:fill="none"/>
      <style:paragraph-properties fo:margin-left="0mm" fo:margin-right="1.5mm" fo:margin-top="0mm" fo:margin-bottom="0mm" loext:contextual-spacing="false" fo:text-indent="0mm" style:auto-text-indent="false" fo:background-color="transparent" style:writing-mode="page"/>
      <style:text-properties officeooo:paragraph-rsid="01c7bd06"/>
    </style:style>
    <style:style style:name="P84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officeooo:paragraph-rsid="01c766c2"/>
    </style:style>
    <style:style style:name="P85" style:family="paragraph" style:parent-style-name="Информация_20_о_20_журнале">
      <loext:graphic-properties draw:fill="none"/>
      <style:paragraph-properties fo:margin-left="1.5mm" fo:margin-right="0mm" fo:text-indent="0mm" style:auto-text-indent="false" fo:background-color="transparent" style:writing-mode="page"/>
      <style:text-properties officeooo:paragraph-rsid="01c766c2"/>
    </style:style>
    <style:style style:name="P86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officeooo:paragraph-rsid="01c7bd06"/>
    </style:style>
    <style:style style:name="P87" style:family="paragraph" style:parent-style-name="Информация_20_о_20_журнале">
      <loext:graphic-properties draw:fill="none"/>
      <style:paragraph-properties fo:margin-left="1.5mm" fo:margin-right="0mm" fo:text-indent="0mm" style:auto-text-indent="false" fo:background-color="transparent" style:writing-mode="page"/>
      <style:text-properties officeooo:paragraph-rsid="01c7bd0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1925bed" style:font-style-asian="normal" style:font-weight-asian="normal" style:font-style-complex="normal" style:font-weight-complex="normal"/>
    </style:style>
    <style:style style:name="T5" style:family="text">
      <style:text-properties officeooo:rsid="009c3fa3"/>
    </style:style>
    <style:style style:name="T6" style:family="text">
      <style:text-properties officeooo:rsid="009f4cf9"/>
    </style:style>
    <style:style style:name="T7" style:family="text">
      <style:text-properties officeooo:rsid="0193a2ec"/>
    </style:style>
    <style:style style:name="T8" style:family="text">
      <style:text-properties officeooo:rsid="019e19e1"/>
    </style:style>
    <style:style style:name="T9" style:family="text">
      <style:text-properties officeooo:rsid="01a93755"/>
    </style:style>
    <style:style style:name="T10" style:family="text">
      <style:text-properties officeooo:rsid="01ab73a7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925bed" style:font-style-asian="italic" style:font-style-complex="italic"/>
    </style:style>
    <style:style style:name="T14" style:family="text">
      <style:text-properties fo:font-style="italic" style:font-style-asian="italic" style:font-style-complex="italic" style:text-scale="104%"/>
    </style:style>
    <style:style style:name="T15" style:family="text">
      <style:text-properties fo:font-style="italic" officeooo:rsid="01c766c2" style:font-style-asian="italic" style:font-style-complex="italic"/>
    </style:style>
    <style:style style:name="T16" style:family="text">
      <style:text-properties fo:font-style="italic" style:text-underline-style="none" fo:font-weight="normal" officeooo:rsid="01925bed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1c766c2" style:font-style-asian="italic" style:font-weight-asian="normal" style:font-style-complex="italic" style:font-weight-complex="normal"/>
    </style:style>
    <style:style style:name="T18" style:family="text">
      <style:text-properties fo:language="en" fo:country="US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19792f1" style:font-weight-asian="bold" style:font-weight-complex="bold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fo:font-style="italic" style:font-size-asian="9pt" style:font-style-asian="italic" style:font-size-complex="9pt" style:font-style-complex="italic"/>
    </style:style>
    <style:style style:name="T23" style:family="text">
      <style:text-properties fo:font-size="9pt" fo:font-style="italic" officeooo:rsid="018a89c5" style:font-size-asian="9pt" style:font-style-asian="italic" style:font-size-complex="9pt" style:font-style-complex="italic"/>
    </style:style>
    <style:style style:name="T24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25" style:family="text">
      <style:text-properties style:font-name="Liberation Serif" fo:font-size="9pt" fo:font-style="italic" style:font-size-asian="9pt" style:font-style-asian="italic" style:font-name-complex="Liberation Serif" style:font-size-complex="9pt"/>
    </style:style>
    <style:style style:name="T26" style:family="text">
      <style:text-properties style:font-name="Liberation Serif" fo:font-size="9pt" fo:font-style="normal" style:font-size-asian="9pt" style:font-style-asian="normal" style:font-name-complex="Liberation Serif" style:font-size-complex="9pt" style:font-style-complex="normal"/>
    </style:style>
    <style:style style:name="T27" style:family="text">
      <style:text-properties style:font-name="Liberation Serif5" fo:font-size="9pt" fo:font-style="normal" style:font-size-asian="9pt" style:font-style-asian="normal" style:font-name-complex="Liberation Serif" style:font-size-complex="9pt" style:font-style-complex="normal"/>
    </style:style>
    <style:style style:name="T28" style:family="text">
      <style:text-properties style:font-name="Liberation Serif5" fo:font-size="9pt" fo:font-style="italic" style:font-size-asian="9pt" style:font-style-asian="italic" style:font-name-complex="Liberation Serif" style:font-size-complex="9pt"/>
    </style:style>
    <style:style style:name="T29" style:family="text">
      <style:text-properties officeooo:rsid="015c4aa2"/>
    </style:style>
    <style:style style:name="T30" style:family="text">
      <style:text-properties officeooo:rsid="018a89c5"/>
    </style:style>
    <style:style style:name="T31" style:family="text">
      <style:text-properties officeooo:rsid="01925bed"/>
    </style:style>
    <style:style style:name="T32" style:family="text">
      <style:text-properties officeooo:rsid="0195c269"/>
    </style:style>
    <style:style style:name="T33" style:family="text">
      <style:text-properties officeooo:rsid="0195ce39"/>
    </style:style>
    <style:style style:name="T34" style:family="text">
      <style:text-properties style:text-scale="104%"/>
    </style:style>
    <style:style style:name="T35" style:family="text">
      <style:text-properties officeooo:rsid="01adf8c8"/>
    </style:style>
    <style:style style:name="T36" style:family="text">
      <style:text-properties officeooo:rsid="01c766c2"/>
    </style:style>
    <style:style style:name="T37" style:family="text">
      <style:text-properties officeooo:rsid="0180b0e9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48" table:style-name="Таблица48">
        <table:table-column table:style-name="Таблица48.A"/>
        <table:table-row>
          <table:table-cell table:style-name="Таблица48.A1" office:value-type="string">
            <text:p text:style-name="P68">ФИЛОСОФИЯ <text:span text:style-name="T36">РЕЛИГИИ</text:span></text:p>
            <text:p text:style-name="P66"/>
            <text:p text:style-name="P47">Научно-теоретический журнал</text:p>
            <text:p text:style-name="P62"><text:variable-set text:name="Год" office:value-type="float" office:value="2019" style:data-style-name="N0">2019</text:variable-set>. Том <text:variable-set text:name="Том" office:value-type="float" office:value="3" style:data-style-name="N0">3</text:variable-set>. <text:span text:style-name="T32">Номер</text:span> <text:variable-set text:name="Номер" office:value-type="float" office:value="1" style:data-style-name="N0">1</text:variable-set></text:p>
          </table:table-cell>
        </table:table-row>
      </table:table>
      <text:p text:style-name="P60"><text:span text:style-name="T2">Главный редактор </text:span><text:span text:style-name="T3">– </text:span><text:span text:style-name="T16">В.</text:span><text:span text:style-name="T17">К</text:span><text:span text:style-name="T16">. </text:span><text:span text:style-name="T17">Шохин</text:span><text:span text:style-name="T4"> </text:span><text:span text:style-name="T3">(Институт философии РАН, Россия)</text:span></text:p>
      <text:p text:style-name="P6"><text:span text:style-name="T19">Зам. главного редактора</text:span> – <text:span text:style-name="T15">К</text:span><text:span text:style-name="T13">.</text:span><text:span text:style-name="T15">В</text:span><text:span text:style-name="T13">. </text:span><text:span text:style-name="T15">Карпов</text:span> (Институт философии РАН, Россия)</text:p>
      <text:p text:style-name="P6"><text:span text:style-name="T19">Ответственный секретарь</text:span> – <text:span text:style-name="T15">Т</text:span><text:span text:style-name="T13">.</text:span><text:span text:style-name="T15">С</text:span><text:span text:style-name="T13">. </text:span><text:span text:style-name="T15">Самарина</text:span><text:span text:style-name="T31"> </text:span>(Институт философии РАН, Россия)</text:p>
      <text:p text:style-name="P48">Редакционная коллегия</text:p>
      <text:p text:style-name="Редколлегия"><text:span text:style-name="T12">И.Г. Гаспаров </text:span>(Воронежский государственный медицинский университет</text:p>
      <text:p text:style-name="Редколлегия">им. Н.Н. Бурденко, Воронеж, Россия)</text:p>
      <text:p text:style-name="Редколлегия"><text:span text:style-name="T12">Г. Гассер </text:span>(Инсбрукский университет, Инсбрук, Австрия)</text:p>
      <text:p text:style-name="Редколлегия"><text:span text:style-name="T12">Х.-П. Гроссханс </text:span>(Мюнстерский университет, Мюнстер, Германия)</text:p>
      <text:p text:style-name="Редколлегия"><text:span text:style-name="T12">С. Дэвис </text:span>(Колледж Маккены, Клермонт, США)</text:p>
      <text:p text:style-name="Редколлегия"><text:span text:style-name="T12">К. Кемп</text:span> (Университет св. Фомы, Сент-Пол, США)</text:p>
      <text:p text:style-name="Редколлегия"><text:span text:style-name="T12">С.А. Коначева</text:span> (Российский Государственный Гуманитарный Университет, Москва, Россия)</text:p>
      <text:p text:style-name="Редколлегия"><text:span text:style-name="T12">М. Мюррей</text:span> (Колледж Франклина и Маршалла, Ланкастер, США)</text:p>
      <text:p text:style-name="Редколлегия"><text:span text:style-name="T12">Я. Саламон </text:span>(Карлов Университет, Прага, Чехия)</text:p>
      <text:p text:style-name="Редколлегия"><text:span text:style-name="T12">М. Стобер</text:span> (Университет Торонто, Торонто, Канада)</text:p>
      <text:p text:style-name="Редколлегия"><text:span text:style-name="T12">Р. Суинберн</text:span> (Оксфордский университет, Оксфорд, Великобритания)</text:p>
      <text:p text:style-name="Редколлегия"><text:span text:style-name="T12">У. Уэйнрайт</text:span> (Университет Висконсин-Милуоки, Милуоки, США)</text:p>
      <text:p text:style-name="P75"><text:span text:style-name="T12">А.Р. Фокин</text:span> (Институт философии РАН, Москва, Россия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0"><text:span text:style-name="T19">Учредитель</text:span> Федеральное государственное бюджетное учреждение науки Институт философии Российской академии наук</text:p>
            <text:p text:style-name="P80"><text:span text:style-name="T19">Периодичность: </text:span>2 раза в год. Выходит с 1997 г.</text:p>
            <text:p text:style-name="P78">Журнал зарегистрирован: Федеральной службой по надзору в сфере связи, информационных технологий и массовых коммуникаций (Роскомнадзор). Свидетельство о регистрации СМИ: ПИ No ФС77-61225 от 03 апреля 2015 г.</text:p>
            <text:p text:style-name="P82"><text:span text:style-name="T19">Подписной индекс</text:span> в Объединенном каталоге «Пресса России» – 94118</text:p>
          </table:table-cell>
          <table:table-cell table:style-name="Таблица2.B1" office:value-type="string">
            <text:p text:style-name="P84"><text:span text:style-name="T19">Журнал включен в:</text:span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p>
            <text:p text:style-name="P85">Публикуемые материалы прошли процедуру рецензирования и экспертного отбора.</text:p>
            <text:p text:style-name="Информация_20_о_20_журнале">Адрес редакции: Российская Федерация, 109240, г. Москва, ул. Гончарная, д. 12, стр. 1, оф. 412 Тел.: +7 (495) 697-73-26; e-mail: hist_phil@iph.ras.ru; </text:p>
            <text:p text:style-name="Информация_20_о_20_журнале">сайт: http<text:span text:style-name="T37">s</text:span>://<text:span text:style-name="T37">hp.</text:span>iph.ras.ru</text:p>
          </table:table-cell>
        </table:table-row>
      </table:table>
      <text:p text:style-name="P65"/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59">PHILOSOPHY OF SCIENCE</text:p>
            <text:p text:style-name="P5">AND TECHNOLOGY</text:p>
            <text:p text:style-name="P46">(FILOSOFIYA NAUKI I TEKHNIKI)</text:p>
            <text:p text:style-name="P63"><text:variable-get text:name="Год" style:data-style-name="N0">2019</text:variable-get>. Volume <text:variable-get text:name="Том" style:data-style-name="N0">3</text:variable-get>. Number <text:variable-get text:name="Номер" style:data-style-name="N0">1</text:variable-get></text:p>
          </table:table-cell>
        </table:table-row>
      </table:table>
      <text:p text:style-name="P61"><text:span text:style-name="T2">Главный редактор </text:span><text:span text:style-name="T3">– </text:span><text:span text:style-name="T16">В.А. Лекторский</text:span><text:span text:style-name="T4"> </text:span><text:span text:style-name="T3">(Институт философии РАН, Россия)</text:span></text:p>
      <text:p text:style-name="P7"><text:span text:style-name="T19">Зам. главного редактора</text:span> – <text:span text:style-name="T13">В.Г. Горохов</text:span> (Институт философии РАН, Россия)</text:p>
      <text:p text:style-name="P7"><text:span text:style-name="T19">Ответственный секретарь</text:span> – <text:span text:style-name="T13">Е.О. Труфанова</text:span><text:span text:style-name="T31"> </text:span>(Институт философии РАН, Россия)</text:p>
      <text:p text:style-name="P69"><text:span text:style-name="T24">Редакционная коллегия</text:span></text:p>
      <text:p text:style-name="P73"><text:span text:style-name="T12">И.Г. Гаспаров </text:span>(Воронежский государственный медицинский университет</text:p>
      <text:p text:style-name="P73">им. Н.Н. Бурденко, Воронеж, Россия)</text:p>
      <text:p text:style-name="P73"><text:span text:style-name="T12">Г. Гассер </text:span>(Инсбрукский университет, Инсбрук, Австрия)</text:p>
      <text:p text:style-name="P73"><text:span text:style-name="T12">Х.-П. Гроссханс </text:span>(Мюнстерский университет, Мюнстер, Германия)</text:p>
      <text:p text:style-name="P73"><text:span text:style-name="T12">С. Дэвис </text:span>(Колледж Маккены, Клермонт, США)</text:p>
      <text:p text:style-name="P73"><text:span text:style-name="T12">К. Кемп</text:span> (Университет св. Фомы, Сент-Пол, США)</text:p>
      <text:p text:style-name="P73"><text:span text:style-name="T12">С.А. Коначева</text:span> (Российский Государственный Гуманитарный Университет, Москва, Россия)</text:p>
      <text:p text:style-name="P73"><text:span text:style-name="T12">М. Мюррей</text:span> (Колледж Франклина и Маршалла, Ланкастер, США)</text:p>
      <text:p text:style-name="P73"><text:span text:style-name="T12">Я. Саламон </text:span>(Карлов Университет, Прага, Чехия)</text:p>
      <text:p text:style-name="P73"><text:span text:style-name="T12">М. Стобер</text:span> (Университет Торонто, Торонто, Канада)</text:p>
      <text:p text:style-name="P73"><text:span text:style-name="T12">Р. Суинберн</text:span> (Оксфордский университет, Оксфорд, Великобритания)</text:p>
      <text:p text:style-name="P73"><text:span text:style-name="T12">У. Уэйнрайт</text:span> (Университет Висконсин-Милуоки, Милуоки, США)</text:p>
      <text:p text:style-name="P76"><text:span text:style-name="T12">А.Р. Фокин</text:span> (Институт философии РАН, Москва, Россия)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81"><text:span text:style-name="T19">Учредитель</text:span> Федеральное государственное бюджетное учреждение науки Институт философии Российской академии наук</text:p>
            <text:p text:style-name="P81"><text:span text:style-name="T19">Периодичность: </text:span>2 раза в год. Выходит с 1997 г.</text:p>
            <text:p text:style-name="P79">Журнал зарегистрирован: Федеральной службой по надзору в сфере связи, информационных технологий и массовых коммуникаций (Роскомнадзор). Свидетельство о регистрации СМИ: ПИ No ФС77-61225 от 03 апреля 2015 г.</text:p>
            <text:p text:style-name="P83"><text:span text:style-name="T19">Подписной индекс</text:span> в Объединенном каталоге «Пресса России» – 94118</text:p>
          </table:table-cell>
          <table:table-cell table:style-name="Таблица6.B1" office:value-type="string">
            <text:p text:style-name="P86"><text:span text:style-name="T19">Журнал включен в:</text:span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p>
            <text:p text:style-name="P87">Публикуемые материалы прошли процедуру рецензирования и экспертного отбора.</text:p>
            <text:p text:style-name="P77">Адрес редакции: Российская Федерация, 109240, г. Москва, ул. Гончарная, д. 12, стр. 1, оф. 412 Тел.: +7 (495) 697-73-26; e-mail: hist_phil@iph.ras.ru; </text:p>
            <text:p text:style-name="P77">сайт: http<text:span text:style-name="T37">s</text:span>://<text:span text:style-name="T37">hp.</text:span>iph.ras.ru</text:p>
          </table:table-cell>
        </table:table-row>
      </table:table>
      <text:p text:style-name="P70"><text:span text:style-name="T24"/></text:p>
      <text:table-of-content text:style-name="Sect1" text:name="Оглавление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1">Логика и философия</text:p>
          <text:p text:style-name="P43"><text:a xlink:type="simple" xlink:href="#__RefHeading___Toc17950_187483573" text:style-name="Index_20_Link" text:visited-style-name="Index_20_Link"><text:span text:style-name="T12">А.С.</text:span></text:a><text:a xlink:type="simple" xlink:href="#__RefHeading___Toc17950_187483573" text:style-name="Index_20_Link" text:visited-style-name="Index_20_Link"><text:span text:style-name="T12"> </text:span></text:a><text:a xlink:type="simple" xlink:href="#__RefHeading___Toc17950_187483573" text:style-name="Index_20_Link" text:visited-style-name="Index_20_Link"><text:span text:style-name="T12">Карпенко</text:span></text:a><text:a xlink:type="simple" xlink:href="#__RefHeading___Toc17950_187483573" text:style-name="Index_20_Link" text:visited-style-name="Index_20_Link"> Сверхреализм Часть I: От мыслимого к возможному<text:tab/>5</text:a></text:p>
          <text:p text:style-name="P40">Анатомия философии: как работает текст</text:p>
          <text:p text:style-name="P43"><text:a xlink:type="simple" xlink:href="#__RefHeading___Toc17952_187483573" text:style-name="Index_20_Link" text:visited-style-name="Index_20_Link"><text:span text:style-name="T12">И.И. Блауберг</text:span></text:a><text:a xlink:type="simple" xlink:href="#__RefHeading___Toc17952_187483573" text:style-name="Index_20_Link" text:visited-style-name="Index_20_Link"> «Философская интуиция»</text:a> <text:a xlink:type="simple" xlink:href="#__RefHeading___Toc17952_187483573" text:style-name="Index_20_Link" text:visited-style-name="Index_20_Link">философского творчества<text:tab/>23</text:a></text:p>
        </text:index-body>
      </text:table-of-content>
      <text:p text:style-name="P30"/>
      <text:p text:style-name="P42"/>
      <text:p text:style-name="P71"/>
      <text:p text:style-name="P67">Научно-теоретический журнал</text:p>
      <text:p text:style-name="P29"/>
      <text:p text:style-name="P28">Философия науки и техники</text:p>
      <text:p text:style-name="P27"><text:variable-get text:name="Год" style:data-style-name="N0">2019</text:variable-get>. Том <text:variable-get text:name="Том" style:data-style-name="N0">3</text:variable-get>. Номер <text:variable-get text:name="Номер" style:data-style-name="N0">1</text:variable-get></text:p>
      <text:p text:style-name="P35"/>
      <text:p text:style-name="P38"><text:span text:style-name="T19">Учредитель и издатель: </text:span>Федеральное государственное бюджетное учреждение науки Институт философии Российской академии наук</text:p>
      <text:p text:style-name="P38"/>
      <text:p text:style-name="P39">Свидетельство о регистрации СМИ: ПИ <text:span text:style-name="T35">№ ФС77-60065 от 10.12.2014 г.</text:span></text:p>
      <text:p text:style-name="P37"/>
      <text:p text:style-name="Standard"><text:span text:style-name="T21">Главный редактор </text:span><text:span text:style-name="T23">А.А. Гусейнов</text:span></text:p>
      <text:p text:style-name="Standard"><text:span text:style-name="T21">Ответственный секретарь</text:span><text:span text:style-name="T22"> О.В. Артемьева</text:span></text:p>
      <text:p text:style-name="Standard"><text:span text:style-name="T21">Научный редактор </text:span><text:span text:style-name="T23">А.В. Прокофьев</text:span></text:p>
      <text:p text:style-name="Standard"><text:span text:style-name="T21">Зав. редакцией </text:span><text:span text:style-name="T23">М.А. Корзо</text:span></text:p>
      <text:p text:style-name="Standard"><text:span text:style-name="T21">Редактор </text:span><text:span text:style-name="T23">Р.С. Платонов</text:span></text:p>
      <text:p text:style-name="P36"/>
      <text:p text:style-name="P34"><text:span text:style-name="T26">Художники: </text:span><text:span text:style-name="T25">О.О. Петина, Ю.А. Аношина</text:span></text:p>
      <text:p text:style-name="P34"><text:span text:style-name="T26">Технический редактор </text:span><text:span text:style-name="T25">Ю.А. Аношина</text:span></text:p>
      <text:p text:style-name="P34"><text:span text:style-name="T26">Корре</text:span><text:span text:style-name="T27">ктор </text:span><text:span text:style-name="T28">И.А. Мальцева</text:span></text:p>
      <text:p text:style-name="P45"/>
      <text:p text:style-name="P44">Подписано в печать с оригинал-макета 00.05.16.<text:line-break/>Формат 70х10<text:span text:style-name="T30">0</text:span> 1/16. Печать офсетная. Гарнитура <text:span text:style-name="T18">Times</text:span> <text:span text:style-name="T18">New</text:span> <text:span text:style-name="T18">Roman</text:span>.<text:line-break/>Усл. печ. л. <text:span text:style-name="T29">12</text:span><text:span text:style-name="T18">,</text:span>0<text:span text:style-name="T18">0</text:span>. Уч.-изд. л.<text:span text:style-name="T30">14,46</text:span>. Тираж 1 000 экз. Заказ № <text:span text:style-name="T29">25</text:span>.</text:p>
      <text:p text:style-name="P44"/>
      <text:p text:style-name="Standard">Оригинал-макет изготовлен в Институте философии РАН<text:line-break/>Компьютерная верстка: <text:span text:style-name="T11">Ю.А. Аношина</text:span></text:p>
      <text:p text:style-name="P31"/>
      <text:p text:style-name="P31">Отпечатано в ЦОП Института философии РАН<text:line-break/>109240, г. Москва, ул. Гончарная, д. 12, стр. 1</text:p>
      <text:p text:style-name="P32"/>
      <text:p text:style-name="P33">Информацию о журнале «Философия науки и техники» см. на сайте:</text:p>
      <text:p text:style-name="P33">http://iph.ras.ru/phscitech.htm</text:p>
      <text:h text:style-name="P72" text:outline-level="1">Информация для авторов</text:h>
      <text:p text:style-name="P57">Журнал «Философия науки и техники» является периодическим изданием, выходящим два раза в год и ориентированным на профессиональную аудиторию. Задача журнала публикация результатов исследований в области философии науки и техники, эпистемологии, философии когнитивных наук. Журнал является прямым продолжением ежегодника «Философия науки», издававшегося Институтом философии РАН с 1995 г.</text:p>
      <text:p text:style-name="P56">Журнал включен в: Перечень рецензируемых научных изданий ВАК (группа научных специальностей «09.00.00 – философские науки»); Российский индекс научного цитирования (РИНЦ); Ulrich’s Periodicals Directory; EBSCOhost (Philosopher’s Index with Full Text).</text:p>
      <text:p text:style-name="P56">Журнал приглашает к сотрудничеству авторов, работающих в данных областях философии. Публикуются научные статьи и переводы статей, обзоры научных мероприятий и актуальной литературы, рецензии на книги. Языки публикаций: русский и английский.</text:p>
      <text:p text:style-name="P58">Основные тематические направления журнала:</text:p>
      <text:p text:style-name="P56">1. Общие проблемы эпистемологии, философии науки и техники.</text:p>
      <text:p text:style-name="P56">2. Историческая эпистемология науки и техники.</text:p>
      <text:p text:style-name="P56">3. Проблемы конвергенции естественнонаучного и социогуманитарного знания.</text:p>
      <text:p text:style-name="P56">4. Методологические проблемы естественных, социо-гуманитарных и технических наук.</text:p>
      <text:p text:style-name="P56">5. Философские проблемы современной технонауки и конвергентных технологий.</text:p>
      <text:p text:style-name="P56">6. Этика науки и техники.</text:p>
      <text:p text:style-name="P56">7. Социально-философские проблемы науки и техники.</text:p>
      <text:p text:style-name="P56">8. Эпистемология когнитивных наук.</text:p>
      <text:p text:style-name="P56">Научные статьи и переводы статей: 0,75–1,2 а.л. (включая сноски, списки литературы и аннотации).</text:p>
      <text:p text:style-name="P56">Рецензии и обзоры: до 0,5 а.л. Для рецензии также требуется аннотация.</text:p>
      <text:p text:style-name="P56">(1 а.л. – 40 000 знаков, включая пробелы и сноски).</text:p>
      <text:p text:style-name="P56">Автор гарантирует, что текст не был опубликован ранее и не сдан в другое издание. Ссылка на «Философию науки и техники» при использовании материалов статьи в последующих публикациях обязательна. 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56">Рукописи принимаются в электронном виде в формате MS Word по адресу электронной почты редакции: phil.science.and.technology@gmail.com.</text:p>
      <text:p text:style-name="P56">С правилами оформления статей можно ознакомиться на сайте журнала. Статьи, не оформленные по указанным правилам, рассматриваться не будут.</text:p>
      <text:p text:style-name="P56">Редакция принимает решение о публикации текста в соответствии с решениями редколлегии, главного редактора и с оценкой экспертов. Все присланные статьи проходят систему слепого рецензирования, после чего рекомендованные рецензентами статьи обсуждаются и утверждаются на редколлегии. Решение о публикации принимается в течение трех месяцев с момента предоставления рукописи.</text:p>
      <text:p text:style-name="P56">Плата за опубликование рукописей не взимается. Гонорары авторам не выплачиваются.</text:p>
      <text:p text:style-name="P56">Адрес редакции: Российская Федерация, 109240, г. Москва, ул. Гончарная, д. 12, стр. 1, оф. 310. Тел.: +7 (495) 697-93-93; e-mail: phil.science.and.technology@gmail.com;</text:p>
      <text:p text:style-name="P18">сайт: http://iph.ras.ru/phscitech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1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mm" fo:margin-right="0mm" fo:margin-top="11.01mm" fo:margin-bottom="2.15mm" loext:contextual-spacing="false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4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1" style:class="text" style:master-page-name="">
      <loext:graphic-properties draw:fill-image-width="0mm" draw:fill-image-height="0mm"/>
      <style:paragraph-properties fo:margin-left="0mm" fo:margin-right="0mm" fo:margin-top="3.53mm" fo:margin-bottom="13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Liberation Serif3" fo:font-family="'Liberation Serif'" style:font-style-name="Полужирный" style:font-pitch="variable" fo:font-size="11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top="0mm" fo:margin-bottom="2.26m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4.41mm" fo:margin-bottom="4.41mm" loext:contextual-spacing="false" fo:line-height="100%" fo:text-indent="0m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start" style:justify-single-word="false" style:page-number="auto" fo:padding="0.3mm" fo:border="none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text-align="end" style:justify-single-word="false" fo:padding="0.3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0.49mm" loext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 style:master-page-name="">
      <style:paragraph-properties fo:margin-top="0mm" fo:margin-bottom="1.01mm" loext:contextual-spacing="false" fo:line-height="3.49mm" fo:text-align="center" style:justify-single-word="false" style:page-number="auto" style:writing-mode="page"/>
      <style:text-properties fo:font-size="9pt" style:font-size-asian="10pt" style:font-size-complex="10pt"/>
    </style:style>
    <style:style style:name="Задний_20_форзац" style:display-name="Задний форзац" style:family="paragraph">
      <style:paragraph-properties fo:margin-left="0mm" fo:margin-right="0mm" fo:text-indent="0mm" style:auto-text-indent="false" style:writing-mode="lr-t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loext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Liberation Serif" fo:font-family="'Liberation Serif'" style:font-family-generic="roman" style:font-pitch="variable" fo:font-size="10pt" fo:language="ru" fo:country="RU" fo:font-weight="bold" style:font-name-asian="Liberation Serif" style:font-family-asian="'Liberation Serif'" style:font-family-generic-asian="roman" style:font-pitch-asian="variable" style:font-size-asian="10pt" style:font-weight-asian="bold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Liberation Serif" fo:font-family="'Liberation Serif'" style:font-family-generic="roman" style:font-pitch="variable" fo:font-size="10pt" fo:language="ru" fo:country="RU" style:font-name-asian="Liberation Serif" style:font-family-asian="'Liberation Serif'" style:font-family-generic-asian="roman" style:font-pitch-asian="variable" style:font-size-asian="10pt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Оглавление_20_2_20_Английское" style:display-name="Оглавление 2 Английское" style:family="paragraph" style:parent-style-name="Contents_20_2">
      <style:paragraph-properties fo:line-height="3.53mm" style:writing-mode="lr-tb">
        <style:tab-stops>
          <style:tab-stop style:position="147mm" style:type="right" style:leader-style="dotted" style:leader-text="."/>
        </style:tab-stops>
      </style:paragraph-properties>
      <style:text-properties officeooo:rsid="00f7d3b7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Footnote_20_Symbol" style:display-name="Footnote Symbol" style:family="text">
      <style:text-properties style:text-position="super 70%" style:font-name="Liberation Serif4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" fo:font-family="'Liberation Serif'" style:font-family-generic="roman" style:font-pitch="variable" fo:font-style="italic" style:font-style-asian="italic" style:font-name-complex="Liberation Serif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Liberation Serif" fo:font-family="'Liberation Serif'" style:font-family-generic="roman" style:font-pitch="variable" style:text-underline-style="solid" style:text-underline-width="auto" style:text-underline-color="font-color" style:font-name-complex="Liberation Serif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name-complex="Liberation Serif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" fo:font-family="'Liberation Serif'" style:font-family-generic="roman" style:font-pitch="variable" fo:font-size="10pt" fo:language="ru" fo:country="RU" style:font-size-asian="10pt" style:font-name-complex="Liberation Serif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0.99mm" style:rel-width="100%" table:align="center" style:writing-mode="page"/>
    </style:style>
    <style:style style:name="Таблица3.A" style:family="table-column">
      <style:table-column-properties style:column-width="65.48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0.99mm" style:rel-width="100%" table:align="center" style:writing-mode="page"/>
    </style:style>
    <style:style style:name="Таблица4.A" style:family="table-column">
      <style:table-column-properties style:column-width="65.48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1" style:family="table">
      <style:table-properties style:rel-width="100%" table:align="center" style:writing-mode="page"/>
    </style:style>
    <style:style style:name="Таблица1.A" style:family="table-column">
      <style:table-column-properties style:rel-column-width="7029*"/>
    </style:style>
    <style:style style:name="Таблица1.B" style:family="table-column">
      <style:table-column-properties style:rel-column-width="342*"/>
    </style:style>
    <style:style style:name="Таблица1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8" style:family="table">
      <style:table-properties style:rel-width="100%" table:align="center" style:writing-mode="page"/>
    </style:style>
    <style:style style:name="Таблица8.A" style:family="table-column">
      <style:table-column-properties style:rel-column-width="360*"/>
    </style:style>
    <style:style style:name="Таблица8.B" style:family="table-column">
      <style:table-column-properties style:rel-column-width="6840*"/>
    </style:style>
    <style:style style:name="Таблица8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5" style:family="table">
      <style:table-properties style:width="130.99mm" style:rel-width="100%" table:align="center" style:writing-mode="page"/>
    </style:style>
    <style:style style:name="Таблица5.A" style:family="table-column">
      <style:table-column-properties style:column-width="65.48mm" style:rel-column-width="3685*"/>
    </style:style>
    <style:style style:name="Таблица5.B" style:family="table-column">
      <style:table-column-properties style:column-width="65.51mm" style:rel-column-width="3686*"/>
    </style:style>
    <style:style style:name="Таблица5.A1" style:family="table-cell">
      <style:table-cell-properties fo:padding="0mm" fo:border="none"/>
    </style:style>
    <style:style style:name="M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MP2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3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829447" officeooo:paragraph-rsid="019ccd01" style:font-size-asian="9pt" style:font-size-complex="9pt"/>
    </style:style>
    <style:style style:name="MP4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MP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7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0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MP1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2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3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MP14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M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M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MP18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MP19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20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MP21" style:family="paragraph" style:parent-style-name="Footer">
      <style:text-properties fo:font-size="8pt" officeooo:rsid="00dbd734" officeooo:paragraph-rsid="01ab73a7" style:font-size-asian="8pt" style:font-size-complex="8pt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93a2ec"/>
    </style:style>
    <style:style style:name="MT5" style:family="text">
      <style:text-properties officeooo:rsid="019e19e1"/>
    </style:style>
    <style:style style:name="MT6" style:family="text">
      <style:text-properties officeooo:rsid="01a93755"/>
    </style:style>
    <style:style style:name="MT7" style:family="text">
      <style:text-properties officeooo:rsid="01ab73a7"/>
    </style:style>
    <style:page-layout style:name="Mpm1">
      <style:page-layout-properties fo:page-width="173mm" fo:page-height="239.99mm" style:num-format="1" style:print-orientation="portrait" fo:margin-top="14.99mm" fo:margin-bottom="20mm" fo:margin-left="21.01mm" fo:margin-right="21.01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3mm" fo:page-height="239.99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3mm" fo:page-height="239.99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3mm" fo:page-height="239.99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3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3mm" fo:page-height="239.99mm" style:num-format="1" style:print-orientation="portrait" fo:margin-top="11.99mm" fo:margin-bottom="19mm" fo:margin-left="21.01mm" fo:margin-right="21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7">
      <style:page-layout-properties fo:page-width="173mm" fo:page-height="239.99mm" style:num-format="1" style:print-orientation="portrait" fo:margin-top="14.99mm" fo:margin-bottom="20mm" fo:margin-left="21.01mm" fo:margin-right="21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8">
      <style:page-layout-properties fo:page-width="173mm" fo:page-height="239.99mm" style:num-format="1" style:print-orientation="portrait" fo:margin-top="13mm" fo:margin-bottom="17mm" fo:margin-left="21.01mm" fo:margin-right="21.01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3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73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150mm">
        <style:columns fo:column-count="1" fo:column-gap="0mm"/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1.01mm" fo:background-color="transparent" style:dynamic-spacing="false" draw:fill="none" draw:fill-color="#729fcf"/>
      </style:header-style>
      <style:footer-style/>
    </style:page-layout>
    <style:page-layout style:name="Mpm11">
      <style:page-layout-properties fo:page-width="173mm" fo:page-height="239.99mm" style:num-format="1" style:print-orientation="portrait" fo:margin-top="14.99mm" fo:margin-bottom="20mm" fo:margin-left="21.01mm" fo:margin-right="21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  <style:page-layout style:name="Mpm12">
      <style:page-layout-properties fo:page-width="173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3mm" fo:page-height="239.99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173mm" fo:page-height="239.99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39.99mm" fo:page-height="173mm" style:num-format="1" style:print-orientation="landscape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<text:span text:style-name="MT4">2413-9084</text:span></text:p>
      </style:header>
      <style:footer>
        <text:p text:style-name="MP2">© Институт философии РАН, <text:variable-get text:name="Год" style:data-style-name="N0">2016</text:variable-get></text:p>
      </style:footer>
    </style:master-page>
    <style:master-page style:name="Титул_20_английский" style:display-name="Титул английский" style:page-layout-name="Mpm6" style:next-style-name="В_20_номере">
      <style:header>
        <text:p text:style-name="MP3">ISSN 2587-683X</text:p>
      </style:header>
      <style:footer>
        <text:p text:style-name="MP4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7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5">Философия науки и техники</text:p>
              <text:p text:style-name="MP6"><text:variable-get text:name="Год" style:data-style-name="N0">2019</text:variable-get>. Т. <text:variable-get text:name="Том" style:data-style-name="N0">3</text:variable-get>. <text:span text:style-name="MT5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7">Philosophy of Science and Technology</text:p>
              <text:p text:style-name="MP8"><text:variable-get text:name="Год" style:data-style-name="N0">2019</text:variable-get>, <text:span text:style-name="MT6">V</text:span>ol. <text:variable-get text:name="Том" style:data-style-name="N0">3</text:variable-get>, <text:span text:style-name="MT6">N</text:span>o. <text:variable-get text:name="Номер" style:data-style-name="N0">1</text:variable-get></text:p>
            </table:table-cell>
          </table:table-row>
          <table:table-row>
            <table:table-cell table:style-name="Таблица3.A1" office:value-type="string">
              <text:p text:style-name="MP6"/>
            </table:table-cell>
            <table:table-cell table:style-name="Таблица3.A1" office:value-type="string">
              <text:p text:style-name="MP8"/>
            </table:table-cell>
          </table:table-row>
        </table:table>
        <text:p text:style-name="MP9">СОДЕРЖАНИЕ</text:p>
      </style:header>
    </style:master-page>
    <style:master-page style:name="Table_20_of_20_contents" style:display-name="Table of contents" style:page-layout-name="Mpm7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5">Философия науки и техники</text:p>
              <text:p text:style-name="MP10"><text:variable-get text:name="Год" style:data-style-name="N0">2019</text:variable-get>. Т. <text:variable-get text:name="Том" style:data-style-name="N0">3</text:variable-get>. <text:span text:style-name="MT5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7">Philosophy of Science and Technology</text:p>
              <text:p text:style-name="MP11"><text:variable-get text:name="Год" style:data-style-name="N0">2019</text:variable-get>, <text:span text:style-name="MT6">V</text:span>ol. <text:variable-get text:name="Том" style:data-style-name="N0">3</text:variable-get>, <text:span text:style-name="MT6">N</text:span>o. <text:variable-get text:name="Номер" style:data-style-name="N0">1</text:variable-get></text:p>
            </table:table-cell>
          </table:table-row>
        </table:table>
        <text:p text:style-name="MP12">TABLE OF CONTENTS</text:p>
      </style:header>
    </style:master-page>
    <style:master-page style:name="Выпускная_20_страница" style:display-name="Выпускная страница" style:page-layout-name="Mpm8"/>
    <style:master-page style:name="Footnote" style:hidden="true" style:page-layout-name="Mpm9"/>
    <style:master-page style:name="Страница_20_статьи" style:display-name="Страница статьи" style:page-layout-name="Mpm10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Верхний_20_колонтитул_20_правая_20_страница"/>
            </table:table-cell>
            <table:table-cell table:style-name="Таблица1.A1" office:value-type="string">
              <text:p text:style-name="MP13"><text:page-number text:select-page="current">0</text:page-number></text:p>
            </table:table-cell>
          </table:table-row>
        </table:table>
      </style:header>
      <style:header-left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MP14"><text:page-number text:select-page="current">6</text:page-number></text:p>
            </table:table-cell>
            <table:table-cell table:style-name="Таблица8.A1" office:value-type="string">
              <text:p text:style-name="Верхний_20_колонтитул_20_левая_20_страница"/>
            </table:table-cell>
          </table:table-row>
        </table:table>
      </style:header-left>
    </style:master-page>
    <style:master-page style:name="Первая_20_страница_20_статьи" style:display-name="Первая страница статьи" style:page-layout-name="Mpm11" style:next-style-name="Страница_20_статьи">
      <style:header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MP15">Философия науки и техники</text:p>
              <text:p text:style-name="MP16"><text:variable-get text:name="Год" style:data-style-name="N0">2019</text:variable-get>. Т. <text:variable-get text:name="Том" style:data-style-name="N0">3</text:variable-get>. № <text:variable-get text:name="Номер" style:data-style-name="N0">1</text:variable-get>. С. <text:page-number text:select-page="current">5</text:page-number>–</text:p>
              <text:p text:style-name="MP17"/>
            </table:table-cell>
            <table:table-cell table:style-name="Таблица5.A1" office:value-type="string">
              <text:p text:style-name="MP18">Philosophy of Science and Technology</text:p>
              <text:p text:style-name="MP19"><text:variable-get text:name="Год" style:data-style-name="N0">2019</text:variable-get>, <text:span text:style-name="MT7">V</text:span>ol. <text:variable-get text:name="Том" style:data-style-name="N0">3</text:variable-get>, <text:span text:style-name="MT7">N</text:span>o. <text:variable-get text:name="Номер" style:data-style-name="N0">1</text:variable-get>, pp. <text:page-number text:select-page="current">5</text:page-number>–</text:p>
              <text:p text:style-name="MP20">DOI: <text:span text:style-name="MT6">10.21146/2413-9084-</text:span><text:variable-get text:name="Год" style:data-style-name="N0">2019</text:variable-get>-<text:variable-get text:name="Том" style:data-style-name="N0">3</text:variable-get>-<text:variable-get text:name="Номер" style:data-style-name="N0">1</text:variable-get>-<text:page-number text:select-page="current">5</text:page-number>-</text:p>
            </table:table-cell>
          </table:table-row>
        </table:table>
      </style:header>
      <style:footer>
        <text:p text:style-name="MP21"/>
      </style:footer>
    </style:master-page>
    <style:master-page style:name="Index" style:hidden="true" style:page-layout-name="Mpm12"/>
    <style:master-page style:name="Envelope" style:hidden="true" style:page-layout-name="Mpm13"/>
    <style:master-page style:name="HTML" style:hidden="true" style:page-layout-name="Mpm14"/>
    <style:master-page style:name="Landscape" style:page-layout-name="Mpm15"/>
    <style:master-page style:name="Титул_20_русский" style:display-name="Титул русский" style:page-layout-name="Mpm6" style:next-style-name="Титул_20_английский">
      <style:header>
        <text:p text:style-name="MP1">ISSN 2587-683X</text:p>
      </style:header>
      <style:footer>
        <text:p text:style-name="MP2">© Институт философии РАН, <text:variable-get text:name="Год" style:data-style-name="N0">201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08:49.243034334</meta:creation-date>
    <meta:generator>LibreOffice/6.1.4.2$Linux_X86_64 LibreOffice_project/9d0f32d1f0b509096fd65e0d4bec26ddd1938fd3</meta:generator>
    <meta:editing-duration>PT47M26S</meta:editing-duration>
    <meta:editing-cycles>8</meta:editing-cycles>
    <dc:date>2019-03-29T23:23:41.288163980</dc:date>
    <meta:document-statistic meta:table-count="9" meta:image-count="0" meta:object-count="0" meta:page-count="7" meta:paragraph-count="127" meta:word-count="1074" meta:character-count="8381" meta:non-whitespace-character-count="7420"/>
    <meta:template xlink:type="simple" xlink:actuate="onRequest" xlink:title="ФНиТ" xlink:href="../ФНиТ.ott" meta:date="2019-03-28T20:08:47.937292167"/>
  </office:meta>
</office:document-meta>
</file>